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9.237cm"/>
        </style:tab-stops>
      </style:paragraph-properties>
      <style:text-properties style:font-name="ARial" fo:font-size="22pt" fo:font-weight="normal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Disseny i simulació</text:p>
      <text:p text:style-name="P4"/>
      <text:p text:style-name="P3">d'un</text:p>
      <text:p text:style-name="P5"/>
      <text:p text:style-name="P8">Active Pixel Sensor</text:p>
      <text:p text:style-name="P1"/>
      <text:p text:style-name="P6">DCISE 2010/11-Q2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tab/><text:span text:style-name="T1">Xavier García Pich</text:span></text:p>
      <text:p text:style-name="P7"><text:span text:style-name="T1"><text:tab/>David Guillen Fan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1-06-09T22:18:19</meta:creation-date>
    <meta:document-statistic meta:table-count="0" meta:image-count="0" meta:object-count="0" meta:page-count="1" meta:paragraph-count="6" meta:word-count="15" meta:character-count="98"/>
    <dc:date>2011-06-09T22:21:23</dc:date>
    <dc:creator>David Fandos</dc:creator>
    <meta:editing-duration>PT00H03M07S</meta:editing-duration>
    <meta:editing-cycles>1</meta:editing-cycles>
    <meta:generator>OpenOffice.org/3.2$Linux OpenOffice.org_project/320m12$Build-9483</meta:generator>
  </office:meta>
</office:document-meta>
</file>